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180.11pt"/>
    </style:style>
    <style:style style:name="co8" style:family="table-column">
      <style:table-column-properties fo:break-before="auto" style:column-width="166.96pt"/>
    </style:style>
    <style:style style:name="ro1" style:family="table-row">
      <style:table-row-properties style:row-height="14.0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2"/>
          <table:table-cell office:value-type="string" calcext:value-type="string">
            <text:p>config 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als to vary</text:p>
          </table:table-cell>
          <table:table-cell office:value-type="string" calcext:value-type="string">
            <text:p>spectroscopi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f iterations</text:p>
          </table:table-cell>
          <table:table-cell office:value-type="string" calcext:value-type="string">
            <text:p>6s energy</text:p>
          </table:table-cell>
          <table:table-cell office:value-type="string" calcext:value-type="string">
            <text:p>6p- energy</text:p>
          </table:table-cell>
          <table:table-cell office:value-type="string" calcext:value-type="string">
            <text:p>6p energy</text:p>
          </table:table-cell>
          <table:table-cell office:value-type="string" calcext:value-type="string">
            <text:p>5d- energy</text:p>
          </table:table-cell>
          <table:table-cell office:value-type="string" calcext:value-type="string">
            <text:p>5d energy</text:p>
          </table:table-cell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dalek 1981 Table 2</text:p>
          </table:table-cell>
          <table:table-cell table:number-columns-repeated="3"/>
          <table:table-cell office:value-type="float" office:value="0.447747" calcext:value-type="float">
            <text:p>0.447747</text:p>
          </table:table-cell>
          <table:table-cell office:value-type="float" office:value="0.324444" calcext:value-type="float">
            <text:p>0.324444</text:p>
          </table:table-cell>
          <table:table-cell office:value-type="float" office:value="0.309269" calcext:value-type="float">
            <text:p>0.309269</text:p>
          </table:table-cell>
          <table:table-cell office:value-type="float" office:value="0.34313" calcext:value-type="float">
            <text:p>0.34313</text:p>
          </table:table-cell>
          <table:table-cell office:value-type="float" office:value="0.33687" calcext:value-type="float">
            <text:p>0.33687</text:p>
          </table:table-cell>
          <table:table-cell table:formula="of:=[.E3]-[.F3]" office:value-type="float" office:value="0.123303" calcext:value-type="float">
            <text:p>0.123303</text:p>
          </table:table-cell>
          <table:table-cell table:formula="of:=[.E3]-[.H3]" office:value-type="float" office:value="0.104617" calcext:value-type="float">
            <text:p>0.104617</text:p>
          </table:table-cell>
          <table:table-cell table:formula="of:=[.E3]-[.I3]" office:value-type="float" office:value="0.110877" calcext:value-type="float">
            <text:p>0.1108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mas Fermi ERWF</text:p>
          </table:table-cell>
          <table:table-cell table:number-columns-repeated="3"/>
          <table:table-cell table:style-name="ce2" office:value-type="float" office:value="0.9471" calcext:value-type="float">
            <text:p>9.47E-01</text:p>
          </table:table-cell>
          <table:table-cell table:style-name="ce2" office:value-type="float" office:value="0.6793" calcext:value-type="float">
            <text:p>6.79E-01</text:p>
          </table:table-cell>
          <table:table-cell table:style-name="ce2" office:value-type="float" office:value="0.6182" calcext:value-type="float">
            <text:p>6.18E-01</text:p>
          </table:table-cell>
          <table:table-cell table:style-name="ce2" office:value-type="float" office:value="1.499" calcext:value-type="float">
            <text:p>1.50E+00</text:p>
          </table:table-cell>
          <table:table-cell office:value-type="float" office:value="1.444" calcext:value-type="float">
            <text:p>1.444</text:p>
          </table:table-cell>
          <table:table-cell table:formula="of:=[.E4]-[.F4]" office:value-type="float" office:value="0.2678" calcext:value-type="float">
            <text:p>0.2678</text:p>
          </table:table-cell>
          <table:table-cell table:formula="of:=[.H4]-[.E4]" office:value-type="float" office:value="0.5519" calcext:value-type="float">
            <text:p>0.5519</text:p>
          </table:table-cell>
          <table:table-cell table:formula="of:=[.I4]-[.E4]" office:value-type="float" office:value="0.4969" calcext:value-type="float">
            <text:p>0.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eened Hydrogenic ERWF...worse than TF</text:p>
          </table:table-cell>
          <table:table-cell table:number-columns-repeated="3"/>
          <table:table-cell table:number-columns-repeated="3" table:style-name="ce2" office:value-type="float" office:value="3.563" calcext:value-type="float">
            <text:p>3.56E+00</text:p>
          </table:table-cell>
          <table:table-cell table:style-name="ce2" office:value-type="float" office:value="5.125" calcext:value-type="float">
            <text:p>5.13E+00</text:p>
          </table:table-cell>
          <table:table-cell table:style-name="ce2" office:value-type="float" office:value="5.123" calcext:value-type="float">
            <text:p>5.12E+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s 6p- 6p 4f- 4f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style-name="ce2" office:value-type="float" office:value="0.044347970554" calcext:value-type="float">
            <text:p>4.43E-02</text:p>
          </table:table-cell>
          <table:table-cell table:style-name="ce2" office:value-type="float" office:value="0.030968334436" calcext:value-type="float">
            <text:p>3.10E-02</text:p>
          </table:table-cell>
          <table:table-cell table:style-name="ce2" office:value-type="float" office:value="0.0087064403849" calcext:value-type="float">
            <text:p>8.71E-03</text:p>
          </table:table-cell>
          <table:table-cell office:value-type="float" office:value="1.4994338814" calcext:value-type="float">
            <text:p>1.4994338814</text:p>
          </table:table-cell>
          <table:table-cell office:value-type="float" office:value="1.4440681405" calcext:value-type="float">
            <text:p>1.4440681405</text:p>
          </table:table-cell>
          <table:table-cell table:formula="of:=[.E6]-[.F6]" office:value-type="float" office:value="0.013379636118" calcext:value-type="float">
            <text:p>0.0133796361</text:p>
          </table:table-cell>
          <table:table-cell table:formula="of:=[.H6]-[.E6]" office:value-type="float" office:value="1.455085910846" calcext:value-type="float">
            <text:p>1.4550859108</text:p>
          </table:table-cell>
          <table:table-cell table:formula="of:=[.I6]-[.E6]" office:value-type="float" office:value="1.399720169946" calcext:value-type="float">
            <text:p>1.3997201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s 6p- 6p 4f- 4f</text:p>
          </table:table-cell>
          <table:table-cell office:value-type="string" calcext:value-type="string">
            <text:p>6s 6p-</text:p>
          </table:table-cell>
          <table:table-cell office:value-type="float" office:value="144" calcext:value-type="float">
            <text:p>144</text:p>
          </table:table-cell>
          <table:table-cell office:value-type="float" office:value="10000" calcext:value-type="float">
            <text:p>10000</text:p>
          </table:table-cell>
          <table:table-cell table:style-name="ce2" office:value-type="float" office:value="1.3715673" calcext:value-type="float">
            <text:p>1.37E+00</text:p>
          </table:table-cell>
          <table:table-cell table:style-name="ce2" office:value-type="float" office:value="1.0822858" calcext:value-type="float">
            <text:p>1.08E+00</text:p>
          </table:table-cell>
          <table:table-cell table:style-name="ce2" office:value-type="float" office:value="2.1580916" calcext:value-type="float">
            <text:p>2.16E+00</text:p>
          </table:table-cell>
          <table:table-cell table:number-columns-repeated="2"/>
          <table:table-cell table:formula="of:=[.E7]-[.F7]" office:value-type="float" office:value="0.2892815" calcext:value-type="float">
            <text:p>0.289281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6s 6p- 6p 4f- 4f</text:p>
          </table:table-cell>
          <table:table-cell table:style-name="ce1" office:value-type="string" calcext:value-type="string">
            <text:p>6s 6p-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00" calcext:value-type="float">
            <text:p>1000</text:p>
          </table:table-cell>
          <table:table-cell table:style-name="ce3" office:value-type="float" office:value="1.3715673" calcext:value-type="float">
            <text:p>1.37E+00</text:p>
          </table:table-cell>
          <table:table-cell table:style-name="ce3" office:value-type="float" office:value="1.0822858" calcext:value-type="float">
            <text:p>1.08E+00</text:p>
          </table:table-cell>
          <table:table-cell table:style-name="ce3" office:value-type="float" office:value="0.021580916" calcext:value-type="float">
            <text:p>2.16E-02</text:p>
          </table:table-cell>
          <table:table-cell table:number-columns-repeated="2"/>
          <table:table-cell table:formula="of:=[.E8]-[.F8]" office:value-type="float" office:value="0.2892815" calcext:value-type="float">
            <text:p>0.28928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4882177" calcext:value-type="float">
            <text:p>1.4882177</text:p>
          </table:table-cell>
          <table:table-cell office:value-type="float" office:value="1.1874278" calcext:value-type="float">
            <text:p>1.1874278</text:p>
          </table:table-cell>
          <table:table-cell office:value-type="float" office:value="1.1094094" calcext:value-type="float">
            <text:p>1.1094094</text:p>
          </table:table-cell>
          <table:table-cell table:number-columns-repeated="2"/>
          <table:table-cell table:formula="of:=[.E9]-[.F9]" office:value-type="float" office:value="0.3007899" calcext:value-type="float">
            <text:p>0.3007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s 6p- 6p 4f- 4f</text:p>
          </table:table-cell>
          <table:table-cell office:value-type="string" calcext:value-type="string">
            <text:p>6s 6p- 4f-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.1488085" calcext:value-type="float">
            <text:p>3.1488085</text:p>
          </table:table-cell>
          <table:table-cell office:value-type="float" office:value="2.7456369" calcext:value-type="float">
            <text:p>2.7456369</text:p>
          </table:table-cell>
          <table:table-cell table:style-name="ce2" office:value-type="float" office:value="0.021628386" calcext:value-type="float">
            <text:p>2.16E-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s 6p- 6p 4f- 4f</text:p>
          </table:table-cell>
          <table:table-cell office:value-type="string" calcext:value-type="string">
            <text:p>6s 6p- 4f-</text:p>
          </table:table-cell>
          <table:table-cell table:number-columns-repeated="10"/>
          <table:table-cell office:value-type="string" calcext:value-type="string">
            <text:p>active f, 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6s 6p- 6p 4f- 4f</text:p>
          </table:table-cell>
          <table:table-cell table:style-name="ce1" office:value-type="string" calcext:value-type="string">
            <text:p>6s 6p-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402603" calcext:value-type="float">
            <text:p>2.2402603</text:p>
          </table:table-cell>
          <table:table-cell office:value-type="float" office:value="1.899797" calcext:value-type="float">
            <text:p>1.899797</text:p>
          </table:table-cell>
          <table:table-cell table:number-columns-repeated="3"/>
          <table:table-cell table:formula="of:=[.E13]-[.F13]" office:value-type="float" office:value="0.3404633" calcext:value-type="float">
            <text:p>0.3404633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experiment</text:p>
          </table:table-cell>
          <table:table-cell office:value-type="string" calcext:value-type="string">
            <text:p>6s→6p- (369)</text:p>
          </table:table-cell>
          <table:table-cell office:value-type="string" calcext:value-type="string">
            <text:p>6s → 5d- (435)</text:p>
          </table:table-cell>
          <table:table-cell office:value-type="string" calcext:value-type="string">
            <text:p>6s → 5d (411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Hz @ 174</text:p>
          </table:table-cell>
          <table:table-cell office:value-type="float" office:value="811854480" calcext:value-type="float">
            <text:p>811854480</text:p>
          </table:table-cell>
          <table:table-cell office:value-type="float" office:value="688358979" calcext:value-type="float">
            <text:p>688358979</text:p>
          </table:table-cell>
          <table:table-cell office:value-type="float" office:value="729487779" calcext:value-type="float">
            <text:p>72948777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trees</text:p>
          </table:table-cell>
          <table:table-cell office:value-type="float" office:value="0.1233881" calcext:value-type="float">
            <text:p>0.1233881</text:p>
          </table:table-cell>
          <table:table-cell office:value-type="float" office:value="0.1046189" calcext:value-type="float">
            <text:p>0.1046189</text:p>
          </table:table-cell>
          <table:table-cell office:value-type="float" office:value="0.1108697" calcext:value-type="float">
            <text:p>0.1108697</text:p>
          </table:table-cell>
          <table:table-cell table:number-columns-repeated="7"/>
        </table:table-row>
        <table:table-row table:style-name="ro1" table:number-rows-repeated="1048554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3" table:number-columns-repeated="10" table:default-cell-style-name="Default"/>
        <table:table-row table:style-name="ro2">
          <table:table-cell table:number-columns-repeated="6"/>
          <table:table-cell table:formula="of:=0.000004556335*-91440" office:value-type="float" office:value="-0.4166312724" calcext:value-type="float">
            <text:p>-0.4166312724</text:p>
          </table:table-cell>
          <table:table-cell table:style-name="ce4" table:formula="of:=0.000004556335*68037" office:value-type="float" office:value="0.309999364395" calcext:value-type="float">
            <text:p>0.3099993644</text:p>
          </table:table-cell>
          <table:table-cell table:formula="of:=0.000004556335*67837" office:value-type="float" office:value="0.309088097395" calcext:value-type="float">
            <text:p>0.3090880974</text:p>
          </table:table-cell>
          <table:table-cell table:style-name="ce4" table:formula="of:=0.000004556335*72617" office:value-type="float" office:value="0.330867378695" calcext:value-type="float">
            <text:p>0.3308673787</text:p>
          </table:table-cell>
          <table:table-cell table:style-name="ce4" table:formula="of:=0.000004556335*72593" office:value-type="float" office:value="0.330758026655" calcext:value-type="float">
            <text:p>0.3307580267</text:p>
          </table:table-cell>
          <table:table-cell/>
          <table:table-cell office:value-type="string" calcext:value-type="string">
            <text:p>https://journals.aps.org/pra/pdf/10.1103/PhysRevA.83.012503</text:p>
          </table:table-cell>
        </table:table-row>
        <table:table-row table:style-name="ro2">
          <table:table-cell office:value-type="string" calcext:value-type="string">
            <text:p>Configurations</text:p>
          </table:table-cell>
          <table:table-cell office:value-type="string" calcext:value-type="string">
            <text:p>Initial w.f. estimates</text:p>
          </table:table-cell>
          <table:table-cell office:value-type="string" calcext:value-type="string">
            <text:p>orbitals to vary</text:p>
          </table:table-cell>
          <table:table-cell office:value-type="string" calcext:value-type="string">
            <text:p>spectroscopic</text:p>
          </table:table-cell>
          <table:table-cell office:value-type="string" calcext:value-type="string">
            <text:p>time (if success)</text:p>
          </table:table-cell>
          <table:table-cell office:value-type="string" calcext:value-type="string">
            <text:p>Scf iterations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4p-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3d-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2">
          <table:table-cell office:value-type="string" calcext:value-type="string">
            <text:p>[Xe] 4f14 6s1 X1 (J=1,1), [Xe] 4f14 6p1 X1 (J=1,3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3* 4*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4s 4p*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fail</text:p>
          </table:table-cell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TF</text:p>
          </table:table-cell>
          <table:table-cell table:number-columns-repeated="2" office:value-type="string" calcext:value-type="string">
            <text:p>4*</text:p>
          </table:table-cell>
          <table:table-cell office:value-type="string" calcext:value-type="string">
            <text:p>fail</text:p>
          </table:table-cell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TF</text:p>
          </table:table-cell>
          <table:table-cell table:number-columns-repeated="2" office:value-type="string" calcext:value-type="string">
            <text:p>4s</text:p>
          </table:table-cell>
          <table:table-cell office:value-type="string" calcext:value-type="string">
            <text:p>1 s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0.405555829" calcext:value-type="float">
            <text:p>4.06E-01</text:p>
          </table:table-cell>
          <table:table-cell table:style-name="ce2" table:number-columns-repeated="4"/>
          <table:table-cell office:value-type="string" calcext:value-type="string">
            <text:p>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4p*</text:p>
          </table:table-cell>
          <table:table-cell office:value-type="string" calcext:value-type="string">
            <text:p>fail</text:p>
          </table:table-cell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4p-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3d*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3d-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 up to 4s, others TF</text:p>
          </table:table-cell>
          <table:table-cell table:number-columns-repeated="2" office:value-type="string" calcext:value-type="string">
            <text:p>3d-</text:p>
          </table:table-cell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[Ar] 3d1 X1 (J=3,5); [Ar]4s1 X1 (J=1,3); [Ar]4p1 X1 (J=1,3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4s 3d* 4p*</text:p>
          </table:table-cell>
          <table:table-cell table:number-columns-repeated="3"/>
          <table:table-cell table:style-name="ce2" office:value-type="float" office:value="0.40555826" calcext:value-type="float">
            <text:p>4.06E-01</text:p>
          </table:table-cell>
          <table:table-cell table:style-name="ce2" office:value-type="float" office:value="0.15575104" calcext:value-type="float">
            <text:p>1.56E-01</text:p>
          </table:table-cell>
          <table:table-cell table:style-name="ce2" office:value-type="float" office:value="0.15544239" calcext:value-type="float">
            <text:p>1.55E-01</text:p>
          </table:table-cell>
          <table:table-cell table:style-name="ce2" office:value-type="float" office:value="0.26803925" calcext:value-type="float">
            <text:p>2.68E-01</text:p>
          </table:table-cell>
          <table:table-cell table:style-name="ce2" office:value-type="float" office:value="0.26810414" calcext:value-type="float">
            <text:p>2.68E-0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2" table:number-rows-repeated="7">
          <table:table-cell table:number-columns-repeated="13"/>
        </table:table-row>
        <table:table-row table:style-name="ro3">
          <table:table-cell table:style-name="ce1" office:value-type="string" calcext:value-type="string">
            <text:p><text:span text:style-name="T1">1* 2* 3* 4s 4p* 4d* 5s 5p* 6s 6p*</text:span></text:p>
            <text:p><text:span text:style-name="T1"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23:55:15.085383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15:17.165364279</meta:creation-date>
    <dc:date>2019-01-24T00:29:29.695783065</dc:date>
    <meta:editing-duration>PT9H18M21S</meta:editing-duration>
    <meta:editing-cycles>7</meta:editing-cycles>
    <meta:generator>LibreOffice/5.1.6.2$Linux_X86_64 LibreOffice_project/10m0$Build-2</meta:generator>
    <meta:document-statistic meta:table-count="2" meta:cell-count="165" meta:object-count="0"/>
  </office:meta>
</office:document-meta>
</file>